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512cm" fo:min-width="3.564cm"/>
    </style:style>
    <style:style style:name="gr2" style:family="graphic" style:parent-style-name="standard" style:list-style-name="L2">
      <style:graphic-properties draw:stroke="none" draw:fill-color="#ffffff" draw:textarea-horizontal-align="justify" draw:textarea-vertical-align="top" draw:auto-grow-height="false" fo:min-height="5.338cm" fo:min-width="3.564cm"/>
    </style:style>
    <style:style style:name="gr3" style:family="graphic" style:parent-style-name="standard" style:list-style-name="L2">
      <style:graphic-properties draw:stroke="none" draw:fill-color="#eeeeee" draw:textarea-horizontal-align="justify" draw:textarea-vertical-align="top" draw:auto-grow-height="false" fo:min-height="0.762cm" fo:min-width="3.564cm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512cm" fo:min-width="3.564cm"/>
    </style:style>
    <style:style style:name="gr5" style:family="graphic" style:parent-style-name="standard">
      <style:graphic-properties draw:stroke="none" draw:stroke-dash="Ultrafine_20_2_20_Dots_20_3_20_Dashes" draw:fill-color="#ffffff" draw:textarea-horizontal-align="justify" draw:textarea-vertical-align="top" draw:auto-grow-height="false" fo:min-height="4.022cm" fo:min-width="3.564cm"/>
    </style:style>
    <style:style style:name="gr6" style:family="graphic" style:parent-style-name="standard">
      <style:graphic-properties draw:stroke="none" draw:stroke-dash="Ultrafine_20_2_20_Dots_20_3_20_Dashes" draw:fill-color="#eeeeee" draw:textarea-horizontal-align="justify" draw:textarea-vertical-align="top" draw:auto-grow-height="false" fo:min-height="1.075cm" fo:min-width="3.564cm"/>
    </style:style>
    <style:style style:name="gr7" style:family="graphic" style:parent-style-name="standard">
      <style:graphic-properties draw:stroke="none" draw:fill-color="#ffffff" draw:textarea-horizontal-align="justify" draw:textarea-vertical-align="top" draw:auto-grow-height="false" fo:min-height="1.528cm" fo:min-width="3.564cm"/>
    </style:style>
    <style:style style:name="gr8" style:family="graphic" style:parent-style-name="standard">
      <style:graphic-properties draw:stroke="none" draw:fill-color="#ffffff" draw:textarea-horizontal-align="justify" draw:textarea-vertical-align="top" draw:auto-grow-height="false" fo:min-height="4.276cm" fo:min-width="3.564cm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top" draw:auto-grow-height="false" fo:min-height="0.782cm" fo:min-width="3.564cm"/>
    </style:style>
    <style:style style:name="gr10" style:family="graphic" style:parent-style-name="standard">
      <style:graphic-properties svg:stroke-color="#00a65d" draw:textarea-vertical-align="middle"/>
    </style:style>
    <style:style style:name="gr11" style:family="graphic" style:parent-style-name="standard">
      <style:graphic-properties draw:stroke="none" svg:stroke-color="#00a65d" draw:fill="none" draw:fill-color="#ffffff" draw:textarea-horizontal-align="left" draw:auto-grow-height="true" draw:auto-grow-width="true" fo:min-height="0.395cm" fo:min-width="0.586cm"/>
    </style:style>
    <style:style style:name="gr12" style:family="graphic" style:parent-style-name="standard">
      <style:graphic-properties svg:stroke-color="#0066b3" draw:fill-color="#ffffff" draw:textarea-vertical-align="middle"/>
    </style:style>
    <style:style style:name="gr13" style:family="graphic" style:parent-style-name="standard">
      <style:graphic-properties draw:stroke="none" svg:stroke-color="#0066b3" draw:fill="none" draw:fill-color="#ffffff" draw:textarea-horizontal-align="left" draw:auto-grow-height="true" draw:auto-grow-width="true" fo:min-height="0.395cm" fo:min-width="0.586cm"/>
    </style:style>
    <style:style style:name="gr14" style:family="graphic" style:parent-style-name="standard">
      <style:graphic-properties svg:stroke-color="#f58220" draw:textarea-vertical-align="middle"/>
    </style:style>
    <style:style style:name="gr15" style:family="graphic" style:parent-style-name="standard">
      <style:graphic-properties draw:stroke="none" svg:stroke-color="#f58220" draw:fill="none" draw:fill-color="#ffffff" draw:textarea-horizontal-align="left" draw:auto-grow-height="true" draw:auto-grow-width="true" fo:min-height="0.395cm" fo:min-width="0.586cm"/>
    </style:style>
    <style:style style:name="gr16" style:family="graphic" style:parent-style-name="standard">
      <style:graphic-properties draw:stroke="solid" svg:stroke-width="0.018cm" svg:stroke-color="#ed1c24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395cm" fo:min-width="0.5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9" style:family="graphic" style:parent-style-name="standard">
      <style:graphic-properties draw:stroke="none" draw:fill-color="#dddddd" draw:opacity="80%" draw:textarea-horizontal-align="justify" draw:textarea-vertical-align="middle" draw:auto-grow-height="false" fo:min-height="0.204cm" fo:min-width="4.526cm"/>
    </style:style>
    <style:style style:name="gr20" style:family="graphic" style:parent-style-name="standard">
      <style:graphic-properties draw:stroke="none" draw:fill-color="#ffffff" draw:opacity="80%" draw:textarea-horizontal-align="justify" draw:textarea-vertical-align="top" draw:auto-grow-height="false" fo:min-height="1.02cm" fo:min-width="4.526cm"/>
    </style:style>
    <style:style style:name="gr21" style:family="graphic" style:parent-style-name="standard">
      <style:graphic-properties draw:stroke="solid" svg:stroke-width="0.028cm" svg:stroke-color="#bd7cb5" draw:marker-start-width="0.242cm" draw:marker-end-width="0.242cm" draw:fill="none" draw:fill-color="#ffffff" draw:auto-grow-height="true" draw:auto-grow-width="false" fo:max-height="0cm" fo:min-height="1.577cm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bd7cb5" draw:marker-start="Circle_20_unfille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dash" draw:stroke-dash="Fine_20_Dashed" svg:stroke-color="#ed1c24" draw:textarea-vertical-align="middle"/>
    </style:style>
    <style:style style:name="gr24" style:family="graphic" style:parent-style-name="standard">
      <style:graphic-properties draw:stroke="dash" draw:stroke-dash="Fine_20_Dashed" svg:stroke-color="#ed1c24" draw:fill="none" draw:fill-color="#ffffff" draw:textarea-horizontal-align="justify" draw:textarea-vertical-align="middle" draw:auto-grow-height="false" fo:min-height="0.392cm" fo:min-width="1.324cm"/>
    </style:style>
    <style:style style:name="gr25" style:family="graphic" style:parent-style-name="standard">
      <style:graphic-properties draw:stroke="none" draw:fill-color="#ffffff" draw:textarea-horizontal-align="justify" draw:textarea-vertical-align="top" draw:auto-grow-height="false" fo:min-height="2.544cm" fo:min-width="3.564cm"/>
    </style:style>
    <style:style style:name="gr26" style:family="graphic" style:parent-style-name="standard">
      <style:graphic-properties svg:stroke-color="#fff200" draw:textarea-vertical-align="middle"/>
    </style:style>
    <style:style style:name="gr27" style:family="graphic" style:parent-style-name="standard">
      <style:graphic-properties svg:stroke-color="#999999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4" style:family="paragraph">
      <loext:graphic-properties draw:fill-color="#eeeeee"/>
      <style:paragraph-properties fo:text-align="center"/>
      <style:text-properties fo:color="#000000" fo:font-size="10pt" style:font-size-asian="10pt" style:font-size-complex="10pt"/>
    </style:style>
    <style:style style:name="P5" style:family="paragraph">
      <loext:graphic-properties draw:fill-color="#dddddd"/>
      <style:paragraph-properties fo:text-align="center"/>
      <style:text-properties fo:color="#000000" fo:font-size="12pt" fo:font-weight="bold" fo:background-color="#cccccc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-color="#ffffff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eeeeee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loext:graphic-properties draw:fill="solid" draw:fill-color="#eeeeee"/>
      <style:paragraph-properties fo:text-align="center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00a65d"/>
    </style:style>
    <style:style style:name="P13" style:family="paragraph">
      <loext:graphic-properties draw:fill="none" draw:fill-color="#ffffff"/>
      <style:text-properties fo:color="#00a65d" fo:font-size="10pt" style:font-size-asian="12pt" style:font-size-complex="12pt"/>
    </style:style>
    <style:style style:name="P14" style:family="paragraph">
      <loext:graphic-properties draw:fill-color="#ffffff"/>
      <style:paragraph-properties fo:text-align="center"/>
      <style:text-properties fo:color="#0066b3"/>
    </style:style>
    <style:style style:name="P15" style:family="paragraph">
      <loext:graphic-properties draw:fill="none" draw:fill-color="#ffffff"/>
      <style:text-properties fo:color="#0066b3" fo:font-size="10pt" style:font-size-asian="12pt" style:font-size-complex="12pt"/>
    </style:style>
    <style:style style:name="P16" style:family="paragraph">
      <style:paragraph-properties fo:text-align="center"/>
      <style:text-properties fo:color="#f58220"/>
    </style:style>
    <style:style style:name="P17" style:family="paragraph">
      <loext:graphic-properties draw:fill="none" draw:fill-color="#ffffff"/>
      <style:text-properties fo:color="#f58220" fo:font-size="10pt" style:font-size-asian="12pt" style:font-size-complex="12pt"/>
    </style:style>
    <style:style style:name="P18" style:family="paragraph">
      <loext:graphic-properties draw:fill-color="#ffffff"/>
      <style:paragraph-properties fo:text-align="center"/>
      <style:text-properties fo:color="#ed1c24"/>
    </style:style>
    <style:style style:name="P19" style:family="paragraph">
      <loext:graphic-properties draw:fill="none" draw:fill-color="#ffffff"/>
      <style:text-properties fo:color="#ed1c24" fo:font-size="10pt" style:font-size-asian="12pt" style:font-size-complex="12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-color="#dddddd" draw:opacity="80%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-color="#ffffff" draw:opacity="80%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a3238e" fo:font-size="10pt" style:font-size-asian="10pt" style:font-size-complex="1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style:text-properties fo:color="#fff200"/>
    </style:style>
    <style:style style:name="P27" style:family="paragraph">
      <loext:graphic-properties draw:fill="none" draw:fill-color="#ffffff"/>
      <style:text-properties fo:color="#fff200" fo:font-size="10pt" style:font-size-asian="12pt" style:font-size-complex="12pt"/>
    </style:style>
    <style:style style:name="P28" style:family="paragraph">
      <style:text-properties fo:color="#999999"/>
    </style:style>
    <style:style style:name="P29" style:family="paragraph">
      <loext:graphic-properties draw:fill="none" draw:fill-color="#ffffff"/>
      <style:text-properties fo:color="#999999" fo:font-size="10pt" style:font-size-asian="12pt" style:font-size-complex="12pt"/>
    </style:style>
    <style:style style:name="P30" style:family="paragraph">
      <loext:graphic-properties draw:fill-color="#ffffff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666666" fo:font-size="6pt" style:font-size-asian="6pt" style:font-size-complex="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9" style:family="text">
      <style:text-properties fo:color="#666666" fo:font-size="7pt" style:text-underline-style="none" fo:font-weight="normal" style:font-size-asian="7pt" style:font-weight-asian="normal" style:font-size-complex="7pt" style:font-weight-complex="normal"/>
    </style:style>
    <style:style style:name="T10" style:family="text">
      <style:text-properties fo:color="#ed1c24" fo:font-size="7pt" style:text-underline-style="none" fo:font-weight="normal" style:font-size-asian="7pt" style:font-weight-asian="normal" style:font-size-complex="7pt" style:font-weight-complex="normal"/>
    </style:style>
    <style:style style:name="T11" style:family="text">
      <style:text-properties fo:color="#666666" fo:font-size="6pt" style:text-underline-style="none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0066b3" fo:font-size="7pt" style:text-underline-style="none" fo:font-weight="normal" style:font-size-asian="7pt" style:font-weight-asian="normal" style:font-size-complex="7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17" style:family="text">
      <style:text-properties fo:color="#000000" fo:font-size="5.40000009536743pt" fo:font-weight="normal" style:font-size-asian="5.40000009536743pt" style:font-weight-asian="normal" style:font-size-complex="5.40000009536743pt" style:font-weight-complex="normal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a65d" fo:font-size="8pt" style:text-underline-style="none" fo:font-weight="normal" style:font-size-asian="8pt" style:font-weight-asian="normal" style:font-size-complex="8pt" style:font-weight-complex="normal"/>
    </style:style>
    <style:style style:name="T20" style:family="text">
      <style:text-properties fo:color="#f58220" fo:font-size="8pt" style:text-underline-style="none" fo:font-weight="normal" style:font-size-asian="8pt" style:font-weight-asian="normal" style:font-size-complex="8pt" style:font-weight-complex="normal"/>
    </style:style>
    <style:style style:name="T21" style:family="text">
      <style:text-properties fo:color="#00a65d" fo:font-size="10pt" style:font-size-asian="12pt" style:font-size-complex="12pt"/>
    </style:style>
    <style:style style:name="T22" style:family="text">
      <style:text-properties fo:color="#0066b3" fo:font-size="10pt" style:font-size-asian="12pt" style:font-size-complex="12pt"/>
    </style:style>
    <style:style style:name="T23" style:family="text">
      <style:text-properties fo:color="#f58220" fo:font-size="10pt" style:font-size-asian="12pt" style:font-size-complex="12pt"/>
    </style:style>
    <style:style style:name="T24" style:family="text">
      <style:text-properties fo:color="#ed1c24" fo:font-size="10pt" style:font-size-asian="12pt" style:font-size-complex="12pt"/>
    </style:style>
    <style:style style:name="T2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6" style:family="text">
      <style:text-properties fo:font-size="10pt" style:text-underline-style="none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30" style:family="text">
      <style:text-properties fo:color="#000000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31" style:family="text">
      <style:text-properties fo:color="#000000" fo:font-size="8pt" style:text-underline-style="none" fo:font-weight="bold" style:font-size-asian="8pt" style:font-weight-asian="bold" style:font-size-complex="8pt" style:font-weight-complex="bold"/>
    </style:style>
    <style:style style:name="T32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33" style:family="text">
      <style:text-properties fo:color="#808080" fo:font-size="6pt" style:text-underline-style="none" fo:font-weight="normal" style:font-size-asian="6pt" style:font-weight-asian="normal" style:font-size-complex="6pt" style:font-weight-complex="normal"/>
    </style:style>
    <style:style style:name="T34" style:family="text">
      <style:text-properties fo:color="#a3238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a3238e" fo:font-size="10pt" style:font-size-asian="10pt" style:font-size-complex="10pt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38" style:family="text">
      <style:text-properties fo:color="#fff200" fo:font-size="8pt" style:text-underline-style="none" fo:font-weight="normal" style:font-size-asian="8pt" style:font-weight-asian="normal" style:font-size-complex="8pt" style:font-weight-complex="normal"/>
    </style:style>
    <style:style style:name="T39" style:family="text">
      <style:text-properties fo:color="#999999" fo:font-size="8pt" style:text-underline-style="none" fo:font-weight="normal" style:font-size-asian="8pt" style:font-weight-asian="normal" style:font-size-complex="8pt" style:font-weight-complex="normal"/>
    </style:style>
    <style:style style:name="T40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g>
          <draw:glue-point draw:id="4" svg:x="5cm" svg:y="-3.461cm"/>
          <draw:custom-shape draw:style-name="gr1" draw:text-style-name="P2" draw:layer="layout" svg:width="4.064cm" svg:height="0.762cm" svg:x="0.508cm" svg:y="1.016cm">
            <text:p text:style-name="P1"><text:span text:style-name="T1">Custom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064cm" svg:height="5.588cm" svg:x="0.508cm" svg:y="1.778cm">
            <text:p text:style-name="P1"><text:span text:style-name="T2">id</text:span></text:p>
            <text:p text:style-name="P1"><text:span text:style-name="T3">* email</text:span></text:p>
            <text:p text:style-name="P1"><text:span text:style-name="T3">* username</text:span></text:p>
            <text:p text:style-name="P1"><text:span text:style-name="T3">* password</text:span></text:p>
            <text:p text:style-name="P1"><text:span text:style-name="T3">first_name</text:span></text:p>
            <text:p text:style-name="P1"><text:span text:style-name="T3">last_name</text:span></text:p>
            <text:p text:style-name="P1"><text:span text:style-name="T3"/></text:p>
            <text:p text:style-name="P1"><text:span text:style-name="T3"># is_profile </text:span><text:span text:style-name="T4">(default=False)</text:span></text:p>
            <text:p text:style-name="P1"><text:span text:style-name="T5"># is_staff</text:span></text:p>
            <text:p text:style-name="P1"><text:span text:style-name="T5"># is_superuser</text:span></text:p>
            <text:p text:style-name="P1"><text:span text:style-name="T5"># is_active</text:span></text:p>
            <text:p text:style-name="P1"><text:span text:style-name="T3"># last_login</text:span></text:p>
            <text:p text:style-name="P1"><text:span text:style-name="T3"># date_join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064cm" svg:height="1.012cm" svg:x="0.508cm" svg:y="7.278cm">
            <text:p text:style-name="P1"><text:span text:style-name="T6">is_anonymous (property)</text:span></text:p>
            <text:p text:style-name="P1"><text:span text:style-name="T6">is_authenticated (property)</text:span></text:p>
            <draw:enhanced-geometry svg:viewBox="0 0 21600 21600" draw:type="rectangle" draw:enhanced-path="M 0 0 L 21600 0 21600 21600 0 21600 0 0 Z N"/>
          </draw:custom-shape>
        </draw:g>
        <draw:g>
          <draw:glue-point draw:id="4" svg:x="-5cm" svg:y="-1.666cm" draw:escape-direction="left"/>
          <draw:glue-point draw:id="5" svg:x="-5cm" svg:y="1.666cm"/>
          <draw:custom-shape draw:style-name="gr4" draw:text-style-name="P5" draw:layer="layout" svg:width="4.064cm" svg:height="0.762cm" svg:x="7.366cm" svg:y="5.126cm">
            <text:p text:style-name="P1"><text:span text:style-name="T1">Profi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.064cm" svg:height="4.272cm" svg:x="7.366cm" svg:y="5.888cm">
            <text:p text:style-name="P1"><text:span text:style-name="T7"># </text:span><text:span text:style-name="T8">user</text:span><text:span text:style-name="T9"> </text:span><text:span text:style-name="T10">(onetoone)</text:span></text:p>
            <text:p text:style-name="P1"><text:span text:style-name="T7"># public_profile </text:span><text:span text:style-name="T11">(default=True)</text:span></text:p>
            <text:p text:style-name="P1"><text:span text:style-name="T12">location</text:span></text:p>
            <text:p text:style-name="P1"><text:span text:style-name="T12">introduction</text:span></text:p>
            <text:p text:style-name="P1"><text:span text:style-name="T12">list_of_courses</text:span></text:p>
            <text:p text:style-name="P1"><text:span text:style-name="T7">* activities </text:span><text:span text:style-name="T13">(manytomany)</text:span></text:p>
            <text:p text:style-name="P1"><text:span text:style-name="T12">* availability_area_geo</text:span></text:p>
            <text:p text:style-name="P1"><text:span text:style-name="T12">availability_area</text:span></text:p>
            <text:p text:style-name="P6"><text:span text:style-name="T12">birthdate</text:span></text:p>
            <text:p text:style-name="P6"><text:span text:style-name="T12">profile_picture</text:span></text:p>
            <text:p text:style-name="P1"><text:span text:style-name="T12"># last_update</text:span></text:p>
            <text:p text:style-name="P1"><text:span text:style-name="T14"/></text:p>
            <text:p text:style-name="P1"><text:span text:style-name="T15"/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4.064cm" svg:height="1.325cm" svg:x="7.366cm" svg:y="10.081cm">
            <text:p text:style-name="P1"><text:span text:style-name="T16">get_absolute_url()</text:span></text:p>
            <text:p text:style-name="P1"><text:span text:style-name="T16">age (property)</text:span></text:p>
            <text:p text:style-name="P1"><text:span text:style-name="T17">updated_more_than_1_month_ag</text:span><text:span text:style-name="T17">o (property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-5cm" svg:y="-1cm"/>
          <draw:custom-shape draw:style-name="gr4" draw:text-style-name="P9" draw:layer="layout" svg:width="4.064cm" svg:height="0.762cm" svg:x="12.954cm" svg:y="10.46cm">
            <text:p text:style-name="P1"><text:span text:style-name="T1">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064cm" svg:height="1.778cm" svg:x="12.954cm" svg:y="11.222cm">
            <text:p text:style-name="P1"><text:span text:style-name="T2">id</text:span></text:p>
            <text:p text:style-name="P1"><text:span text:style-name="T15">* name</text:span></text:p>
            <text:p text:style-name="P1"><text:span text:style-name="T1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5cm" svg:y="1.666cm"/>
          <draw:glue-point draw:id="5" svg:x="-5cm" svg:y="2.777cm"/>
          <draw:custom-shape draw:style-name="gr4" draw:text-style-name="P9" draw:layer="layout" svg:width="4.064cm" svg:height="0.762cm" svg:x="19.642cm" svg:y="1.062cm">
            <text:p text:style-name="P1"><text:span text:style-name="T1">Outin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064cm" svg:height="4.526cm" svg:x="19.642cm" svg:y="1.824cm">
            <text:p text:style-name="P1"><text:span text:style-name="T2">id</text:span></text:p>
            <text:p text:style-name="P1"><text:span text:style-name="T15">* title</text:span></text:p>
            <text:p text:style-name="P1"><text:span text:style-name="T15"># slug</text:span></text:p>
            <text:p text:style-name="P1"><text:span text:style-name="T15">* description</text:span></text:p>
            <text:p text:style-name="P1"><text:span text:style-name="T15">* start_date</text:span></text:p>
            <text:p text:style-name="P1"><text:span text:style-name="T15">* end_date</text:span></text:p>
            <text:p text:style-name="P1"><text:span text:style-name="T5"># </text:span><text:span text:style-name="T18">author</text:span><text:span text:style-name="T5"> </text:span><text:span text:style-name="T19">(onetomany)</text:span></text:p>
            <text:p text:style-name="P1"><text:span text:style-name="T5">* activities </text:span><text:span text:style-name="T20">(manytomany)</text:span></text:p>
            <text:p text:style-name="P1"><text:span text:style-name="T5">topo_l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4.064cm" svg:height="1.032cm" svg:x="19.642cm" svg:y="6.334cm">
            <text:p text:style-name="P10"><text:span text:style-name="T5">get_absolute_url()</text:span></text:p>
            <text:p text:style-name="P10"><text:span text:style-name="T5">duration (property)</text:span></text:p>
            <draw:enhanced-geometry svg:viewBox="0 0 21600 21600" draw:type="rectangle" draw:enhanced-path="M 0 0 L 21600 0 21600 21600 0 21600 0 0 Z N"/>
          </draw:custom-shape>
        </draw:g>
        <draw:g>
          <draw:connector draw:style-name="gr10" draw:text-style-name="P12" draw:layer="layout" svg:x1="18.702cm" svg:y1="4.545cm" svg:x2="4.561cm" svg:y2="2.043cm" draw:start-shape="id1" draw:start-glue-point="3" svg:d="M18702 4545h-7320v-2502h-6821" svg:viewBox="0 0 14142 2503">
            <text:p/>
          </draw:connector>
          <draw:frame draw:style-name="gr11" draw:text-style-name="P13" xml:id="id1" draw:id="id1" draw:layer="layout" svg:width="1.086cm" svg:height="0.645cm" svg:x="18.702cm" svg:y="4.223cm">
            <draw:text-box>
              <text:p><text:span text:style-name="T21">0..n</text:span></text:p>
            </draw:text-box>
          </draw:frame>
          <draw:frame draw:style-name="gr11" draw:text-style-name="P13" draw:layer="layout" svg:width="1.086cm" svg:height="0.645cm" svg:x="6.009cm" svg:y="1.439cm">
            <draw:text-box>
              <text:p><text:span text:style-name="T21">1..1</text:span></text:p>
            </draw:text-box>
          </draw:frame>
        </draw:g>
        <draw:g>
          <draw:connector draw:style-name="gr12" draw:text-style-name="P14" draw:layer="layout" svg:x1="12.863cm" svg:y1="11.54cm" svg:x2="6.45cm" svg:y2="7.934cm" draw:end-shape="id2" draw:end-glue-point="3" svg:d="M12863 11540h-6913v-3606h500" svg:viewBox="0 0 6914 3607">
            <text:p/>
          </draw:connector>
          <draw:frame draw:style-name="gr13" draw:text-style-name="P15" xml:id="id2" draw:id="id2" draw:layer="layout" svg:width="1.086cm" svg:height="0.645cm" svg:x="6.45cm" svg:y="7.612cm">
            <draw:text-box>
              <text:p><text:span text:style-name="T22">0..n</text:span></text:p>
            </draw:text-box>
          </draw:frame>
          <draw:frame draw:style-name="gr13" draw:text-style-name="P15" draw:layer="layout" svg:width="1.086cm" svg:height="0.645cm" svg:x="11.106cm" svg:y="11.476cm">
            <draw:text-box>
              <text:p><text:span text:style-name="T22">1..n</text:span></text:p>
            </draw:text-box>
          </draw:frame>
        </draw:g>
        <draw:g>
          <draw:connector draw:style-name="gr14" draw:text-style-name="P16" draw:layer="layout" svg:x1="18.719cm" svg:y1="4.878cm" svg:x2="12.954cm" svg:y2="11.476cm" draw:start-shape="id3" draw:start-glue-point="3" draw:end-shape="id4" draw:end-glue-point="4" svg:d="M18719 4878h-6265v6598h500" svg:viewBox="0 0 6266 6599">
            <text:p/>
          </draw:connector>
          <draw:frame draw:style-name="gr15" draw:text-style-name="P17" draw:layer="layout" svg:width="1.086cm" svg:height="0.645cm" svg:x="11.295cm" svg:y="10.263cm">
            <draw:text-box>
              <text:p><text:span text:style-name="T23">1..n</text:span></text:p>
            </draw:text-box>
          </draw:frame>
          <draw:frame draw:style-name="gr15" draw:text-style-name="P17" xml:id="id3" draw:id="id3" draw:layer="layout" svg:width="1.086cm" svg:height="0.645cm" svg:x="18.719cm" svg:y="4.556cm">
            <draw:text-box>
              <text:p><text:span text:style-name="T23">0..n</text:span></text:p>
            </draw:text-box>
          </draw:frame>
        </draw:g>
        <draw:g>
          <draw:glue-point draw:id="4" svg:x="-5cm" svg:y="-1cm"/>
          <draw:custom-shape draw:style-name="gr4" draw:text-style-name="P9" draw:layer="layout" svg:width="4.064cm" svg:height="0.762cm" svg:x="18.034cm" svg:y="10.46cm">
            <text:p text:style-name="P1"><text:span text:style-name="T1">Level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064cm" svg:height="1.778cm" svg:x="18.034cm" svg:y="11.222cm">
            <text:p text:style-name="P1"><text:span text:style-name="T2">id</text:span></text:p>
            <text:p text:style-name="P1"><text:span text:style-name="T15">name</text:span></text:p>
            <text:p text:style-name="P1"><text:span text:style-name="T15">range</text:span></text:p>
            <text:p text:style-name="P1"><text:span text:style-name="T15">logo</text:span></text:p>
            <text:p text:style-name="P1"><text:span text:style-name="T15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onnector draw:style-name="gr16" draw:text-style-name="P18" draw:layer="layout" svg:x1="4.618cm" svg:y1="2.112cm" svg:x2="6.48cm" svg:y2="6.228cm" draw:end-shape="id5" draw:end-glue-point="3" svg:d="M4618 2112h681v4116h1181" svg:viewBox="0 0 1863 4117">
            <text:p/>
          </draw:connector>
          <draw:frame draw:style-name="gr17" draw:text-style-name="P19" draw:layer="layout" svg:width="1.086cm" svg:height="0.645cm" svg:x="4.556cm" svg:y="1.486cm">
            <draw:text-box>
              <text:p><text:span text:style-name="T24">1..1</text:span></text:p>
            </draw:text-box>
          </draw:frame>
          <draw:frame draw:style-name="gr17" draw:text-style-name="P19" xml:id="id5" draw:id="id5" draw:layer="layout" svg:width="1.086cm" svg:height="0.645cm" svg:x="6.48cm" svg:y="5.906cm">
            <draw:text-box>
              <text:p><text:span text:style-name="T24">0..1</text:span></text:p>
            </draw:text-box>
          </draw:frame>
        </draw:g>
        <draw:frame draw:style-name="gr18" draw:text-style-name="P20" draw:layer="layout" svg:width="3.81cm" svg:height="1.827cm" svg:x="23.88cm" svg:y="13.07cm">
          <draw:text-box>
            <text:p><text:span text:style-name="T25">PK</text:span><text:span text:style-name="T26">: </text:span><text:span text:style-name="T25">Primary Key</text:span></text:p>
            <text:p><text:span text:style-name="T27">FK</text:span><text:span text:style-name="T28">: </text:span><text:span text:style-name="T27">Foreign Key</text:span></text:p>
            <text:p><text:span text:style-name="T28">*: not null</text:span></text:p>
            <text:p><text:span text:style-name="T28">#: automatically filled</text:span></text:p>
          </draw:text-box>
        </draw:frame>
        <draw:g>
          <draw:glue-point draw:id="4" svg:x="-5cm" svg:y="-1cm"/>
          <draw:custom-shape draw:style-name="gr19" draw:text-style-name="P21" draw:layer="layout" svg:width="5.026cm" svg:height="0.454cm" svg:x="4.972cm" svg:y="11.63cm">
            <text:p text:style-name="P1"><text:span text:style-name="T29">profiles_profile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2" draw:layer="layout" svg:width="5.026cm" svg:height="1.27cm" svg:x="4.972cm" svg:y="12.084cm">
            <text:p text:style-name="P1"><text:span text:style-name="T30">id</text:span></text:p>
            <text:p text:style-name="P1"><text:span text:style-name="T31">profile_id</text:span><text:span text:style-name="T32"> </text:span><text:span text:style-name="T33">(onetomany)</text:span></text:p>
            <text:p text:style-name="P1"><text:span text:style-name="T31">activity_id</text:span><text:span text:style-name="T32"> </text:span><text:span text:style-name="T33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23" draw:layer="layout" svg:width="3.048cm" svg:height="1.855cm" svg:x="24.684cm" svg:y="1.914cm">
            <draw:text-box>
              <text:p text:style-name="P1"><text:span text:style-name="T34">In database</text:span></text:p>
              <text:p text:style-name="P1"><text:span text:style-name="T35"/></text:p>
              <text:p text:style-name="P1"><text:span text:style-name="T35">outings_outing</text:span></text:p>
              <text:p text:style-name="P1"><text:span text:style-name="T35">author_id</text:span></text:p>
            </draw:text-box>
          </draw:frame>
          <draw:line draw:style-name="gr22" draw:text-style-name="P24" draw:layer="layout" svg:x1="23.114cm" svg:y1="1.416cm" svg:x2="24.684cm" svg:y2="2.94cm">
            <text:p/>
          </draw:line>
          <draw:line draw:style-name="gr22" draw:text-style-name="P24" draw:layer="layout" svg:x1="23.368cm" svg:y1="4.572cm" svg:x2="24.682cm" svg:y2="3.348cm">
            <text:p/>
          </draw:line>
        </draw:g>
        <draw:g>
          <draw:frame draw:style-name="gr21" draw:text-style-name="P23" draw:layer="layout" svg:width="3.048cm" svg:height="1.855cm" svg:x="13.97cm" svg:y="7.235cm">
            <draw:text-box>
              <text:p text:style-name="P1"><text:span text:style-name="T34">In database</text:span></text:p>
              <text:p text:style-name="P1"><text:span text:style-name="T35"/></text:p>
              <text:p text:style-name="P1"><text:span text:style-name="T35">profiles_profile</text:span></text:p>
              <text:p text:style-name="P1"><text:span text:style-name="T35">user_id</text:span></text:p>
            </draw:text-box>
          </draw:frame>
          <draw:line draw:style-name="gr22" draw:text-style-name="P24" draw:layer="layout" svg:x1="10.922cm" svg:y1="5.534cm" svg:x2="13.97cm" svg:y2="8.328cm">
            <text:p/>
          </draw:line>
          <draw:line draw:style-name="gr22" draw:text-style-name="P24" draw:layer="layout" svg:x1="10.922cm" svg:y1="6.096cm" svg:x2="13.97cm" svg:y2="8.836cm">
            <text:p/>
          </draw:line>
        </draw:g>
        <draw:g>
          <draw:glue-point draw:id="4" svg:x="-5cm" svg:y="-1cm"/>
          <draw:custom-shape draw:style-name="gr19" draw:text-style-name="P21" draw:layer="layout" svg:width="5.026cm" svg:height="0.454cm" svg:x="12.5cm" svg:y="5.072cm">
            <text:p text:style-name="P1"><text:span text:style-name="T29">outings_outing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2" draw:layer="layout" svg:width="5.026cm" svg:height="1.27cm" svg:x="12.5cm" svg:y="5.526cm">
            <text:p text:style-name="P1"><text:span text:style-name="T30">id</text:span></text:p>
            <text:p text:style-name="P1"><text:span text:style-name="T31">outing_id</text:span><text:span text:style-name="T32"> </text:span><text:span text:style-name="T33">(onetomany)</text:span></text:p>
            <text:p text:style-name="P1"><text:span text:style-name="T31">activity_id</text:span><text:span text:style-name="T32"> </text:span><text:span text:style-name="T33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" draw:layer="layout" svg:x1="7.428cm" svg:y1="2.848cm" svg:x2="4.534cm" svg:y2="2.121cm" draw:start-shape="id6" draw:start-glue-point="6" svg:d="M7428 2848h-1697v-727h-1197" svg:viewBox="0 0 2895 728">
          <text:p/>
        </draw:connector>
        <draw:custom-shape draw:style-name="gr24" draw:text-style-name="P25" xml:id="id6" draw:id="id6" draw:layer="layout" svg:width="2.578cm" svg:height="0.908cm" svg:x="7.428cm" svg:y="2.394cm">
          <text:p text:style-name="P1"><text:span text:style-name="T36">Other type of user with</text:span></text:p>
          <text:p text:style-name="P1"><text:span text:style-name="T36">onetoone relation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-5cm" svg:y="1.666cm"/>
          <draw:glue-point draw:id="5" svg:x="-5cm" svg:y="2.777cm"/>
          <draw:custom-shape draw:style-name="gr4" draw:text-style-name="P9" draw:layer="layout" svg:width="4.064cm" svg:height="0.762cm" svg:x="14.986cm" svg:y="0.154cm">
            <text:p text:style-name="P1"><text:span text:style-name="T1">Availabilit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4.064cm" svg:height="2.794cm" svg:x="14.986cm" svg:y="0.916cm">
            <text:p text:style-name="P1"><text:span text:style-name="T2">id</text:span></text:p>
            <text:p text:style-name="P1"><text:span text:style-name="T37">description</text:span></text:p>
            <text:p text:style-name="P1"><text:span text:style-name="T15">* start_date</text:span></text:p>
            <text:p text:style-name="P1"><text:span text:style-name="T15">* end_date</text:span></text:p>
            <text:p text:style-name="P1"><text:span text:style-name="T5"># </text:span><text:span text:style-name="T18">author</text:span><text:span text:style-name="T5"> </text:span><text:span text:style-name="T38">(onetomany)</text:span></text:p>
            <text:p text:style-name="P1"><text:span text:style-name="T5">activities </text:span><text:span text:style-name="T39">(manytomany)</text:span></text:p>
            <draw:enhanced-geometry svg:viewBox="0 0 21600 21600" draw:type="rectangle" draw:enhanced-path="M 0 0 L 21600 0 21600 21600 0 21600 0 0 Z N"/>
          </draw:custom-shape>
        </draw:g>
        <draw:g>
          <draw:connector draw:style-name="gr26" draw:text-style-name="P1" draw:layer="layout" draw:line-skew="3.36cm" svg:x1="14.077cm" svg:y1="2.849cm" svg:x2="4.595cm" svg:y2="1.98cm" draw:start-shape="id7" draw:start-glue-point="3" svg:d="M14077 2849h-1631v-869h-7851" svg:viewBox="0 0 9483 870">
            <text:p/>
          </draw:connector>
          <draw:frame draw:style-name="gr11" draw:text-style-name="P27" draw:layer="layout" svg:width="1.086cm" svg:height="0.645cm" svg:x="7.396cm" svg:y="1.467cm">
            <draw:text-box>
              <text:p text:style-name="P26"><text:span text:style-name="T40">1..1</text:span></text:p>
            </draw:text-box>
          </draw:frame>
          <draw:frame draw:style-name="gr11" draw:text-style-name="P27" xml:id="id7" draw:id="id7" draw:layer="layout" svg:width="1.086cm" svg:height="0.645cm" svg:x="14.077cm" svg:y="2.527cm">
            <draw:text-box>
              <text:p text:style-name="P26"><text:span text:style-name="T40">0..n</text:span></text:p>
            </draw:text-box>
          </draw:frame>
        </draw:g>
        <draw:g>
          <draw:connector draw:style-name="gr27" draw:text-style-name="P16" draw:layer="layout" draw:line-skew="-0.954cm" svg:x1="14.07cm" svg:y1="3.27cm" svg:x2="12.891cm" svg:y2="11.59cm" draw:start-shape="id8" svg:d="M14070 3270h-1793v8320h614" svg:viewBox="0 0 1794 8321">
            <text:p/>
          </draw:connector>
          <draw:frame draw:style-name="gr15" draw:text-style-name="P29" draw:layer="layout" svg:width="1.086cm" svg:height="0.645cm" svg:x="11.251cm" svg:y="9.229cm">
            <draw:text-box>
              <text:p text:style-name="P28"><text:span text:style-name="T40">1..n</text:span></text:p>
            </draw:text-box>
          </draw:frame>
          <draw:frame draw:style-name="gr15" draw:text-style-name="P29" xml:id="id8" draw:id="id8" draw:layer="layout" svg:width="1.086cm" svg:height="0.645cm" svg:x="14.07cm" svg:y="2.948cm">
            <draw:text-box>
              <text:p text:style-name="P28"><text:span text:style-name="T40">0..n</text:span></text:p>
            </draw:text-box>
          </draw:frame>
        </draw:g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356cm" draw:guide-overhang="0.15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6:19:57.022062703</meta:creation-date>
    <dc:date>2019-10-20T15:20:23.326549147</dc:date>
    <meta:editing-duration>P1DT20H7M38S</meta:editing-duration>
    <meta:editing-cycles>33</meta:editing-cycles>
    <meta:generator>LibreOffice/6.0.7.3$Linux_X86_64 LibreOffice_project/00m0$Build-3</meta:generator>
    <meta:document-statistic meta:object-count="85"/>
  </office:meta>
</office:document-meta>
</file>